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style="italic" fo:font-weight="bold" officeooo:rsid="0000fe63" officeooo:paragraph-rsid="0000fe63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0pt" fo:font-style="italic" officeooo:rsid="00041449" officeooo:paragraph-rsid="00041449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ize="16pt" fo:language="ru" fo:country="RU" fo:font-weight="bold" officeooo:rsid="0000fe63" officeooo:paragraph-rsid="0000fe6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language="ru" fo:country="RU" fo:font-style="normal" fo:font-weight="normal" officeooo:rsid="0005498d" officeooo:paragraph-rsid="0005498d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000fe63"/>
    </style:style>
    <style:style style:name="P6" style:family="paragraph" style:parent-style-name="Standard">
      <style:paragraph-properties fo:text-align="center" style:justify-single-word="false"/>
      <style:text-properties fo:font-size="24pt" fo:language="ru" fo:country="RU" fo:font-style="italic" fo:font-weight="bold" officeooo:rsid="0000fe63" officeooo:paragraph-rsid="0000fe63" style:font-size-asian="24pt" style:font-style-asian="italic" style:font-weight-asian="bold" style:font-size-complex="24pt" style:font-style-complex="italic" style:font-weight-complex="bold"/>
    </style:style>
    <style:style style:name="P7" style:family="paragraph" style:parent-style-name="Standard" style:list-style-name="L2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6pt" fo:language="ru" fo:country="RU" fo:font-style="normal" fo:font-weight="normal" officeooo:rsid="0005498d" officeooo:paragraph-rsid="0005498d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6pt" fo:language="ru" fo:country="RU" fo:font-style="normal" fo:font-weight="normal" officeooo:rsid="0005498d" officeooo:paragraph-rsid="0005498d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6pt" fo:language="ru" fo:country="RU" fo:font-style="normal" fo:font-weight="normal" officeooo:rsid="0005498d" officeooo:paragraph-rsid="0005498d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6pt" fo:language="ru" fo:country="RU" fo:font-style="normal" fo:font-weight="normal" officeooo:rsid="000697f5" officeooo:paragraph-rsid="000697f5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6pt" fo:language="ru" fo:country="RU" fo:font-style="normal" fo:font-weight="normal" officeooo:rsid="000697f5" officeooo:paragraph-rsid="000b3bd3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6pt" fo:language="ru" fo:country="RU" fo:font-style="normal" fo:font-weight="normal" officeooo:rsid="0006ba4b" officeooo:paragraph-rsid="0006ba4b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6pt" fo:language="ru" fo:country="RU" fo:font-style="normal" fo:font-weight="normal" officeooo:rsid="0006ba4b" officeooo:paragraph-rsid="000b3bd3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094782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0b3bd3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language="ru" fo:country="RU" fo:font-weight="bold" officeooo:rsid="00038370" style:font-weight-asian="bold" style:font-weight-complex="bold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language="ru" fo:country="RU" fo:font-style="italic" fo:font-weight="bold" officeooo:rsid="0000fe63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size="20pt" fo:language="ru" fo:country="RU" fo:font-style="italic" fo:font-weight="bold" officeooo:rsid="0003eb75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size="16pt" fo:language="ru" fo:country="RU" fo:font-weight="bold" officeooo:rsid="0000fe63" style:font-size-asian="16pt" style:font-weight-asian="bold" style:font-size-complex="16pt" style:font-weight-complex="bold"/>
    </style:style>
    <style:style style:name="T7" style:family="text">
      <style:text-properties fo:font-size="16pt" fo:language="ru" fo:country="RU" fo:font-weight="bold" officeooo:rsid="00038370" style:font-size-asian="16pt" style:font-weight-asian="bold" style:font-size-complex="16pt" style:font-weight-complex="bold"/>
    </style:style>
    <style:style style:name="T8" style:family="text">
      <style:text-properties fo:font-size="16pt" fo:language="ru" fo:country="RU" fo:font-weight="bold" officeooo:rsid="0003eb75" style:font-size-asian="16pt" style:font-weight-asian="bold" style:font-size-complex="16pt" style:font-weight-complex="bold"/>
    </style:style>
    <style:style style:name="T9" style:family="text">
      <style:text-properties fo:font-size="16pt" fo:language="ru" fo:country="RU" fo:font-style="normal" fo:font-weight="normal" officeooo:rsid="00094782" style:font-size-asian="14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16pt" fo:language="ru" fo:country="RU" fo:font-style="normal" fo:font-weight="normal" officeooo:rsid="000cc645" style:font-size-asian="14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size="16pt" fo:language="ru" fo:country="RU" fo:font-style="normal" fo:font-weight="bold" officeooo:rsid="00094782" style:font-size-asian="14pt" style:font-style-asian="normal" style:font-weight-asian="bold" style:font-size-complex="16pt" style:font-style-complex="normal" style:font-weight-complex="bold"/>
    </style:style>
    <style:style style:name="T12" style:family="text">
      <style:text-properties fo:font-size="16pt" fo:language="en" fo:country="US" fo:font-weight="bold" officeooo:rsid="00038370" style:font-size-asian="16pt" style:font-weight-asian="bold" style:font-size-complex="16pt" style:font-weight-complex="bold"/>
    </style:style>
    <style:style style:name="T13" style:family="text">
      <style:text-properties fo:font-size="16pt" fo:language="en" fo:country="US" fo:font-style="normal" fo:font-weight="bold" officeooo:rsid="00094782" style:font-size-asian="14pt" style:font-style-asian="normal" style:font-weight-asian="bold" style:font-size-complex="16pt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94782" style:font-weight-asian="bold" style:font-weight-complex="bold"/>
    </style:style>
    <style:style style:name="T16" style:family="text">
      <style:text-properties fo:font-weight="bold" officeooo:rsid="000b3bd3" style:font-weight-asian="bold" style:font-weight-complex="bold"/>
    </style:style>
    <style:style style:name="T17" style:family="text">
      <style:text-properties fo:font-weight="bold" officeooo:rsid="000cc645" style:font-weight-asian="bold" style:font-weight-complex="bold"/>
    </style:style>
    <style:style style:name="T18" style:family="text">
      <style:text-properties officeooo:rsid="000697f5"/>
    </style:style>
    <style:style style:name="T19" style:family="text">
      <style:text-properties officeooo:rsid="000779bb"/>
    </style:style>
    <style:style style:name="T20" style:family="text">
      <style:text-properties officeooo:rsid="00094782"/>
    </style:style>
    <style:style style:name="T21" style:family="text">
      <style:text-properties officeooo:rsid="000b3bd3"/>
    </style:style>
    <style:style style:name="T22" style:family="text">
      <style:text-properties officeooo:rsid="000cc6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06cm" fo:text-indent="-0.635cm" fo:margin-left="1.5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1cm" fo:text-indent="-0.635cm" fo:margin-left="2.1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76cm" fo:text-indent="-0.635cm" fo:margin-left="2.7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1cm" fo:text-indent="-0.635cm" fo:margin-left="3.4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46cm" fo:text-indent="-0.635cm" fo:margin-left="4.0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1cm" fo:text-indent="-0.635cm" fo:margin-left="4.6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16cm" fo:text-indent="-0.635cm" fo:margin-left="5.3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1cm" fo:text-indent="-0.635cm" fo:margin-left="5.9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86cm" fo:text-indent="-0.635cm" fo:margin-left="6.5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1cm" fo:text-indent="-0.635cm" fo:margin-left="7.22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Лабораторная №1</text:p>
      <text:p text:style-name="P1"/>
      <text:p text:style-name="P3"><text:span text:style-name="T3">Тема:</text:span> Прикладные объекты технологической платформы 1С:Предприятие</text:p>
      <text:p text:style-name="P3"/>
      <text:p text:style-name="P3"><text:span text:style-name="T3">Цель работы:</text:span> Изучить особенности работы на программном и пользовательском уровне с такими объектами метаданных, как справочники, документы, регистры сведений, регистры накопления</text:p>
      <text:p text:style-name="P3"/>
      <text:p text:style-name="P5"><text:span text:style-name="T4">Теоретическ</text:span><text:span text:style-name="T5">ие сведения</text:span><text:span text:style-name="T4">:</text:span><text:span text:style-name="T6"> <text:s/>Лекция №2, </text:span><text:span text:style-name="T7">Байдаоков </text:span><text:span text:style-name="T8">В., Дранищев <text:s/>В. </text:span><text:span text:style-name="T6"><text:s/>«</text:span><text:span text:style-name="T12">1C</text:span><text:span text:style-name="T7">:Предприятие 8.2 руководство разработчика прикладных решений»</text:span></text:p>
      <text:p text:style-name="P5"><text:span text:style-name="T7"/></text:p>
      <text:p text:style-name="P2"><text:span text:style-name="T2">Х</text:span><text:span text:style-name="T1">од работы:</text:span></text:p>
      <text:p text:style-name="P2"><text:span text:style-name="T1"/></text:p>
      <text:p text:style-name="P4">Разработать прикладное решение для фирмы, занимающейся торговлей </text:p>
      <text:list xml:id="list969962066" text:style-name="L2">
        <text:list-header>
          <text:p text:style-name="P7"/>
          <text:p text:style-name="P8">Вариант 1: мебелью</text:p>
          <text:p text:style-name="P8">Вариант 2: обувью</text:p>
          <text:p text:style-name="P8">Вариант 3: молочной продукцией</text:p>
        </text:list-header>
      </text:list>
      <text:p text:style-name="P9"/>
      <text:p text:style-name="P9">В информационной базе ведется учет персональных данных сотрудников, включая информацию о <text:span text:style-name="T18">фамилии, имени, отчестве </text:span>, месте и дате рождения, адресе проживания, образовании, составе семьи, предыдущей трудовой деятельности, <text:span text:style-name="T18">текущей должности сотрудника</text:span>. <text:span text:style-name="T18">По желанию заказчика прикладного решения строковой тип данных должен быть только у полей Фамилия, Имя, Отчество и Наименование. Причем поле Наименование должно быть недоступно для редактирования и формироваться путем конкатенации данных полей Фамилия, Имя, Отчество. </text:span></text:p>
      <text:p text:style-name="P9"/>
      <text:p text:style-name="P10">Организация имеет три склада, каждым из которых заведует материально ответственное лицо, являющееся сотрудником <text:soft-page-break/>предприятия. Эта информация должна храниться в отдельном справочнике.</text:p>
      <text:p text:style-name="P10"/>
      <text:p text:style-name="P10">Так же должен присутствовать отдельный справочник для хранения информации о товаре в разрезе его наименования, единицы хранения, информация о которой в свою очередь должна храниться в отдельном справочнике и подставляться в данные о товаре при <text:s/>заполнении. Справочник должен предусматривать возможность иерархической организации.</text:p>
      <text:p text:style-name="P10"/>
      <text:p text:style-name="P12">Так же прикладное решение должно предусматривать возможность сбора и хранения информации о контрагентах организации — поставщиках и покупателях в едином справочнике.</text:p>
      <text:p text:style-name="P12"/>
      <text:p text:style-name="P12">Поступление в организацию товара приходуется электронным документом <text:span text:style-name="T14">Приходная накладная, </text:span>в котором должна отражаться такая информация как номер и дата документа, склад поступления, МОЛ, поставщик, а так же перечень поступающих ТМЦ в разрезе наименования, единицы измерения, цене поступления, количестве, стоимости. <text:span text:style-name="T19">Причем стоимость автоматически рассчитывается документом как произведение цены поступления на количество поступающего товара. Так же в «подвале» табличного поля, содержащего перечень ТМЦ должна отражаться итоговая стоимость прихода.</text:span></text:p>
      <text:p text:style-name="P14"><text:span text:style-name="T9">Приходная накладная делает движения <text:s/>по:</text:span></text:p>
      <text:p text:style-name="P14"><text:span text:style-name="T9">- регистру <text:s/>остатков </text:span><text:span text:style-name="T11">Товары на складах <text:s/></text:span><text:span text:style-name="T13"><text:s/></text:span><text:span text:style-name="T9">в</text:span><text:span text:style-name="T11"> </text:span><text:span text:style-name="T9">разрезе ТМЦ, склада</text:span></text:p>
      <text:p text:style-name="P14"><text:span text:style-name="T9">- периодическому регистру сведений </text:span><text:span text:style-name="T11">Цены поступления </text:span><text:span text:style-name="T9">в разрезе ТМЦ, причем запись в регистр не может вноситься чаще, чем раз в сутки.</text:span></text:p>
      <text:p text:style-name="P10"/>
      <text:p text:style-name="P13"><text:span text:style-name="T21">Расход </text:span><text:s/>товара <text:span text:style-name="T21">осуществляется</text:span> электронным документом <text:span text:style-name="T16">Реализация </text:span><text:span text:style-name="T17">товара</text:span><text:span text:style-name="T14">, </text:span>в котором должна отражаться <text:s/>информация <text:span text:style-name="T21">о</text:span> номер<text:span text:style-name="T21">е</text:span> и дат<text:span text:style-name="T21">е</text:span> документа, скла<text:span text:style-name="T21">де</text:span> <text:span text:style-name="T21">списания</text:span>, МОЛ, <text:span text:style-name="T21">отпустившем товар</text:span>, <text:span text:style-name="T22">поставщике</text:span>, а так же <text:span text:style-name="T21">о</text:span> перечн<text:span text:style-name="T21">е</text:span> <text:span text:style-name="T22">реализуемого</text:span> <text:span text:style-name="T21">товара</text:span> в разрезе наименования, единицы измерения, цене <text:span text:style-name="T21">реализации</text:span>, количестве, стоимости. <text:span text:style-name="T19">Причем стоимость автоматически рассчитывается документом как произведение цены </text:span><text:soft-page-break/><text:span text:style-name="T19">реализации на количество поступающего товара. Так же в «подвале» табличного поля, содержащего перечень ТМЦ должна отражаться итоговая стоимость прихода.</text:span></text:p>
      <text:p text:style-name="P15"><text:span text:style-name="T10">Реализация товара</text:span><text:span text:style-name="T9"> делает движения <text:s/>по:</text:span></text:p>
      <text:p text:style-name="P15"><text:span text:style-name="T9">- регистру <text:s/>остатков </text:span><text:span text:style-name="T11">Товары на складах <text:s/></text:span><text:span text:style-name="T13"><text:s/></text:span><text:span text:style-name="T9">в</text:span><text:span text:style-name="T11"> </text:span><text:span text:style-name="T9">разрезе ТМЦ, склада</text:span></text:p>
      <text:p text:style-name="P11"><text:span text:style-name="T20">- регистру оборотов </text:span><text:span text:style-name="T15">Продажи </text:span><text:span text:style-name="T20">в разрезе ТМЦ, менеджера, продавшего товары по документу </text:span><text:span text:style-name="T15">Реализация товар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9-15T01:10:57.523000000</dc:date>
    <meta:editing-duration>PT26M35S</meta:editing-duration>
    <meta:editing-cycles>6</meta:editing-cycles>
    <meta:document-statistic meta:table-count="0" meta:image-count="0" meta:object-count="0" meta:page-count="3" meta:paragraph-count="21" meta:word-count="407" meta:character-count="3247" meta:non-whitespace-character-count="2844"/>
  </office:meta>
</office:document-meta>
</file>